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AF000002125A96860B.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Arabic Naskh" svg:font-family="'Droid Arabic Naskh'" style:font-pitch="variable"/>
    <style:font-face style:name="Liberation Sans1" svg:font-family="'Liberation Sans'" style:font-pitch="variable"/>
    <style:font-face style:name="Lohit Hindi1" svg:font-family="'Lohit Hind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pinWheelWipe" smil:subtype="oneBlad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ushGreen-title">
      <style:graphic-properties fo:min-height="8.917cm"/>
    </style:style>
    <style:style style:name="pr2" style:family="presentation" style:parent-style-name="LushGreen-notes">
      <style:graphic-properties draw:fill-color="#ffffff" draw:auto-grow-height="true" fo:min-height="14cm"/>
    </style:style>
    <style:style style:name="pr3" style:family="presentation" style:parent-style-name="LushGreen-title">
      <style:graphic-properties draw:auto-grow-height="true" fo:min-height="2.973cm"/>
    </style:style>
    <style:style style:name="pr4" style:family="presentation" style:parent-style-name="LushGreen-outline1">
      <style:graphic-properties fo:min-height="11.929cm"/>
    </style:style>
    <style:style style:name="pr5" style:family="presentation" style:parent-style-name="LushGreen-notes">
      <style:graphic-properties draw:fill-color="#ffffff" fo:min-height="14cm"/>
    </style:style>
    <style:style style:name="pr6" style:family="presentation" style:parent-style-name="LushGreen-title">
      <style:graphic-properties fo:min-height="2.973cm"/>
    </style:style>
    <style:style style:name="pr7" style:family="presentation" style:parent-style-name="LushGreen-title">
      <style:graphic-properties fo:min-height="5.945cm"/>
    </style:style>
    <style:style style:name="pr8" style:family="presentation" style:parent-style-name="LushGreen-subtitle">
      <style:graphic-properties draw:fill-color="#ffffff" fo:min-height="12.179cm"/>
    </style:style>
    <style:style style:name="P1" style:family="paragraph">
      <style:paragraph-properties style:writing-mode="rl-tb"/>
    </style:style>
    <style:style style:name="P2" style:family="paragraph">
      <style:paragraph-properties style:writing-mode="rl-tb"/>
      <style:text-properties style:font-name="Droid Arabic Naskh" style:font-name-complex="Droid Arabic Naskh"/>
    </style:style>
    <style:style style:name="P3" style:family="paragraph">
      <style:text-properties style:font-name="Droid Arabic Naskh" style:font-name-complex="Droid Arabic Naskh"/>
    </style:style>
    <style:style style:name="P4" style:family="paragraph">
      <style:paragraph-properties fo:text-align="end" style:writing-mode="rl-tb"/>
    </style:style>
    <style:style style:name="P5" style:family="paragraph">
      <style:paragraph-properties fo:text-align="end" style:writing-mode="rl-tb"/>
      <style:text-properties style:font-name="Droid Arabic Naskh" style:font-name-complex="Droid Arabic Naskh"/>
    </style:style>
    <style:style style:name="P6" style:family="paragraph">
      <style:paragraph-properties fo:text-align="center" style:writing-mode="rl-tb"/>
    </style:style>
    <style:style style:name="P7" style:family="paragraph">
      <style:paragraph-properties fo:text-align="center" style:writing-mode="rl-tb"/>
      <style:text-properties style:font-name="Droid Arabic Naskh" style:font-name-complex="Droid Arabic Naskh"/>
    </style:style>
    <style:style style:name="P8" style:family="paragraph">
      <style:text-properties fo:font-size="29.3999996185303pt"/>
    </style:style>
    <style:style style:name="T1" style:family="text">
      <style:text-properties style:font-name="Droid Arabic Naskh" style:font-name-complex="Droid Arabic Naskh"/>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19" xml:id="id1" draw:id="id1">
        <office:forms form:automatic-focus="false" form:apply-design-mode="false"/>
        <draw:frame presentation:style-name="pr1" draw:text-style-name="P2" draw:layer="layout" svg:width="25.199cm" svg:height="8.917cm" svg:x="1.524cm" svg:y="5.727cm" presentation:class="title" presentation:user-transformed="true">
          <draw:text-box>
            <text:p text:style-name="P1"><text:span text:style-name="T1">چگونه هکر شویم</text:span><text:span text:style-name="T1"><text:line-break/></text:span><text:span text:style-name="T1">بر اساس مقاله‌ای از</text:span><text:span text:style-name="T1"><text:line-break/></text:span><text:span text:style-name="T1">Eric S. Raymond</text:span></text:p>
          </draw:text-box>
        </draw:frame>
        <anim:par presentation:node-type="timing-root">
          <anim:par smil:begin="id1.begin">
            <anim:transitionFilter smil:dur="2s" smil:type="pinWheelWipe" smil:subtype="oneBlade"/>
          </anim:par>
          <anim:seq smil:dur="0s" presentation:node-type="main-sequence"/>
        </anim:par>
        <presentation:notes draw:style-name="dp2">
          <draw:page-thumbnail draw:style-name="gr1" draw:layer="layout" svg:width="17cm" svg:height="9.56cm" svg:x="2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LushGreen" presentation:presentation-page-layout-name="AL2T1" xml:id="id2" draw:id="id2">
        <office:forms form:automatic-focus="false" form:apply-design-mode="false"/>
        <draw:frame presentation:style-name="pr3" draw:text-style-name="P3" draw:layer="layout" svg:width="25.2cm" svg:height="2.973cm" svg:x="1.4cm" svg:y="0.514cm" presentation:class="title" presentation:user-transformed="true">
          <draw:text-box>
            <text:p><text:span text:style-name="T1">گرایش هکری</text:span></text:p>
          </draw:text-box>
        </draw:frame>
        <draw:frame presentation:style-name="pr4" draw:text-style-name="P5" draw:layer="layout" svg:width="25.2cm" svg:height="12.179cm" svg:x="1.4cm" svg:y="5.066cm" presentation:class="outline">
          <draw:text-box>
            <text:list text:style-name="L2">
              <text:list-item>
                <text:p text:style-name="P4"><text:span text:style-name="T1">در دنیا همیشه مشکلی برای حل وجود دارد</text:span></text:p>
              </text:list-item>
              <text:list-item>
                <text:p text:style-name="P4"><text:span text:style-name="T1">هیچ مشکلی را نباید بیش از یک بار حل کرد</text:span></text:p>
              </text:list-item>
              <text:list-item>
                <text:p text:style-name="P4"><text:span text:style-name="T1">خستگی و کار زیاد بانی شر هستند</text:span></text:p>
              </text:list-item>
              <text:list-item>
                <text:p text:style-name="P4"><text:span text:style-name="T1">آزادی خوب است</text:span></text:p>
              </text:list-item>
              <text:list-item>
                <text:p text:style-name="P4"><text:span text:style-name="T1">گرایش جایگزین صلاحیت نیست</text:span></text:p>
              </text:list-item>
            </text:list>
          </draw:text-box>
        </draw:frame>
        <anim:par presentation:node-type="timing-root">
          <anim:par smil:begin="id2.begin">
            <anim:transitionFilter smil:dur="2s" smil:type="pinWheelWipe" smil:subtype="oneBlade"/>
          </anim:par>
          <anim:seq smil:dur="0s" presentation:node-type="main-sequence"/>
        </anim:par>
        <presentation:notes draw:style-name="dp2">
          <draw:page-thumbnail draw:style-name="gr1" draw:layer="layout" svg:width="17cm" svg:height="9.56cm" svg:x="2cm" svg:y="2.5cm" draw:page-number="2" presentation:class="page"/>
          <draw:frame presentation:style-name="pr2" draw:layer="layout" svg:width="17cm" svg:height="14cm" svg:x="2cm" svg:y="13cm" presentation:class="notes" presentation:placeholder="true">
            <draw:text-box/>
          </draw:frame>
        </presentation:notes>
      </draw:page>
      <draw:page draw:name="page3" draw:style-name="dp1" draw:master-page-name="LushGreen" presentation:presentation-page-layout-name="AL2T1" xml:id="id3" draw:id="id3">
        <office:forms form:automatic-focus="false" form:apply-design-mode="false"/>
        <draw:frame presentation:style-name="pr3" draw:text-style-name="P3" draw:layer="layout" svg:width="25.2cm" svg:height="2.973cm" svg:x="1.4cm" svg:y="0.514cm" presentation:class="title">
          <draw:text-box>
            <text:p><text:span text:style-name="T1">هکر کیست؟</text:span></text:p>
          </draw:text-box>
        </draw:frame>
        <draw:frame presentation:style-name="pr4" draw:text-style-name="P7" draw:layer="layout" svg:width="25.2cm" svg:height="12.179cm" svg:x="1.4cm" svg:y="5.066cm" presentation:class="outline" presentation:user-transformed="true">
          <draw:text-box>
            <text:list text:style-name="L2">
              <text:list-header>
                <text:p text:style-name="P6"><text:span text:style-name="T1">هکر کسی است که هر آنچه در دسترس دارد را طوری تغییر دهد، تا به دلخواه خودش کار کند. هکر به هیچ عنوان «آدم بده» یا «اهریمن» نیست، تنها یک آنارشیست است که میخواهد به دیگران نیز، کمک کند!</text:span></text:p>
              </text:list-header>
            </text:list>
          </draw:text-box>
        </draw:frame>
        <anim:par presentation:node-type="timing-root">
          <anim:par smil:begin="id3.begin">
            <anim:transitionFilter smil:dur="2s" smil:type="pinWheelWipe" smil:subtype="oneBlade"/>
          </anim:par>
          <anim:seq smil:dur="0s" presentation:node-type="main-sequence"/>
        </anim:par>
        <presentation:notes draw:style-name="dp2">
          <draw:page-thumbnail draw:style-name="gr1" draw:layer="layout" svg:width="17cm" svg:height="9.56cm" svg:x="2cm" svg:y="2.5cm" draw:page-number="3" presentation:class="page"/>
          <draw:frame presentation:style-name="pr5" draw:text-style-name="P8" draw:layer="layout" svg:width="17cm" svg:height="14cm" svg:x="2cm" svg:y="13cm" presentation:class="notes" presentation:placeholder="true">
            <draw:text-box/>
          </draw:frame>
        </presentation:notes>
      </draw:page>
      <draw:page draw:name="page4" draw:style-name="dp1" draw:master-page-name="LushGreen" presentation:presentation-page-layout-name="AL2T1" xml:id="id4" draw:id="id4">
        <office:forms form:automatic-focus="false" form:apply-design-mode="false"/>
        <draw:frame presentation:style-name="pr6" draw:text-style-name="P2" draw:layer="layout" svg:width="25.2cm" svg:height="2.973cm" svg:x="1.4cm" svg:y="0.514cm" presentation:class="title" presentation:user-transformed="true">
          <draw:text-box>
            <text:p text:style-name="P1"><text:span text:style-name="T1">تفاوت </text:span><text:span text:style-name="T1">Hacker</text:span><text:span text:style-name="T1"> و </text:span><text:span text:style-name="T1">Cracker</text:span></text:p>
          </draw:text-box>
        </draw:frame>
        <draw:frame presentation:style-name="pr4" draw:text-style-name="P7" draw:layer="layout" svg:width="25.2cm" svg:height="12.179cm" svg:x="1.4cm" svg:y="5.066cm" presentation:class="outline">
          <draw:text-box>
            <text:list text:style-name="L2">
              <text:list-header>
                <text:p text:style-name="P6"><text:span text:style-name="T1">هکر، همه چیز را میسازد، کرکر آن‌ها را میشکند. بگذارید بهتر توضیح دهم، هکر هک میکند تا بسازد، اما کرکر میشکند تا استفاده کند. هکر نوعی از تولید کننده، و کرکر مصرف کننده است. </text:span></text:p>
              </text:list-header>
            </text:list>
          </draw:text-box>
        </draw:frame>
        <anim:par presentation:node-type="timing-root">
          <anim:par smil:begin="id4.begin">
            <anim:transitionFilter smil:dur="2s" smil:type="pinWheelWipe" smil:subtype="oneBlade"/>
          </anim:par>
          <anim:seq smil:dur="0s" presentation:node-type="main-sequence"/>
        </anim:par>
        <presentation:notes draw:style-name="dp2">
          <draw:page-thumbnail draw:style-name="gr1" draw:layer="layout" svg:width="17cm" svg:height="9.56cm" svg:x="2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LushGreen" presentation:presentation-page-layout-name="AL1T19" xml:id="id5" draw:id="id5">
        <office:forms form:automatic-focus="false" form:apply-design-mode="false"/>
        <draw:frame presentation:style-name="pr6" draw:text-style-name="P2" draw:layer="layout" svg:width="25.2cm" svg:height="2.973cm" svg:x="1.27cm" svg:y="9.112cm" presentation:class="title" presentation:user-transformed="true">
          <draw:text-box>
            <text:p text:style-name="P1"><text:span text:style-name="T1">هکر ها ذن هم میگیرند ...</text:span></text:p>
          </draw:text-box>
        </draw:frame>
        <anim:par presentation:node-type="timing-root">
          <anim:par smil:begin="id5.begin">
            <anim:transitionFilter smil:dur="2s" smil:type="pinWheelWipe" smil:subtype="oneBlade"/>
          </anim:par>
          <anim:seq smil:dur="0s" presentation:node-type="main-sequence"/>
        </anim:par>
        <presentation:notes draw:style-name="dp2">
          <draw:page-thumbnail draw:style-name="gr1" draw:layer="layout" svg:width="17cm" svg:height="9.56cm" svg:x="2cm" svg:y="2.5cm" draw:page-number="5" presentation:class="page"/>
          <draw:frame presentation:style-name="pr5" draw:layer="layout" svg:width="17cm" svg:height="14cm" svg:x="2cm" svg:y="13cm" presentation:class="notes" presentation:placeholder="true">
            <draw:text-box/>
          </draw:frame>
        </presentation:notes>
      </draw:page>
      <draw:page draw:name="page6" draw:style-name="dp1" draw:master-page-name="LushGreen" presentation:presentation-page-layout-name="AL1T19" xml:id="id6" draw:id="id6">
        <draw:frame presentation:style-name="pr6" draw:text-style-name="P2" draw:layer="layout" svg:width="25.2cm" svg:height="2.973cm" svg:x="1.27cm" svg:y="8.604cm" presentation:class="title" presentation:user-transformed="true">
          <draw:text-box>
            <text:p text:style-name="P1"><text:span text:style-name="T1">اما چگونه ؟ </text:span></text:p>
          </draw:text-box>
        </draw:frame>
        <anim:par presentation:node-type="timing-root">
          <anim:par smil:begin="id6.begin">
            <anim:transitionFilter smil:dur="2s" smil:type="pinWheelWipe" smil:subtype="oneBlade"/>
          </anim:par>
        </anim:par>
        <presentation:notes draw:style-name="dp2">
          <draw:page-thumbnail draw:style-name="gr1" draw:layer="layout" svg:width="17cm" svg:height="9.56cm" svg:x="2cm" svg:y="2.5cm" draw:page-number="6" presentation:class="page"/>
          <draw:frame presentation:style-name="pr5" draw:layer="layout" svg:width="17cm" svg:height="14cm" svg:x="2cm" svg:y="13cm" presentation:class="notes" presentation:placeholder="true">
            <draw:text-box/>
          </draw:frame>
        </presentation:notes>
      </draw:page>
      <draw:page draw:name="page7" draw:style-name="dp1" draw:master-page-name="LushGreen" presentation:presentation-page-layout-name="AL2T1" xml:id="id7" draw:id="id7">
        <draw:frame presentation:style-name="pr3" draw:text-style-name="P3" draw:layer="layout" svg:width="25.2cm" svg:height="2.973cm" svg:x="1.4cm" svg:y="0.514cm" presentation:class="title">
          <draw:text-box>
            <text:p><text:span text:style-name="T1">فقط کافیست مراحل زیر را انجام دهید</text:span></text:p>
          </draw:text-box>
        </draw:frame>
        <draw:frame presentation:style-name="pr4" draw:text-style-name="P5" draw:layer="layout" svg:width="25.2cm" svg:height="12.179cm" svg:x="1.4cm" svg:y="5.066cm" presentation:class="outline">
          <draw:text-box>
            <text:list text:style-name="L2">
              <text:list-item>
                <text:p text:style-name="P4"><text:span text:style-name="T1">برای پیمودن راه :</text:span></text:p>
              </text:list-item>
              <text:list-item>
                <text:p text:style-name="P4"><text:span text:style-name="T1">به استاد نگاه کنید</text:span></text:p>
              </text:list-item>
              <text:list-item>
                <text:p text:style-name="P4"><text:span text:style-name="T1">استاد را دنبال کنید</text:span></text:p>
              </text:list-item>
              <text:list-item>
                <text:p text:style-name="P4"><text:span text:style-name="T1">با استاد راه را بپیمایید</text:span></text:p>
              </text:list-item>
              <text:list-item>
                <text:p text:style-name="P4"><text:span text:style-name="T1">استادانه بنگرید</text:span></text:p>
              </text:list-item>
              <text:list-item>
                <text:p text:style-name="P4"><text:span text:style-name="T1">استاد شوید!</text:span></text:p>
              </text:list-item>
            </text:list>
          </draw:text-box>
        </draw:frame>
        <anim:par presentation:node-type="timing-root">
          <anim:par smil:begin="id7.begin">
            <anim:transitionFilter smil:dur="2s" smil:type="pinWheelWipe" smil:subtype="oneBlade"/>
          </anim:par>
        </anim:par>
        <presentation:notes draw:style-name="dp2">
          <draw:page-thumbnail draw:style-name="gr1" draw:layer="layout" svg:width="17cm" svg:height="9.56cm" svg:x="2cm" svg:y="2.5cm" draw:page-number="7" presentation:class="page"/>
          <draw:frame presentation:style-name="pr5" draw:layer="layout" svg:width="17cm" svg:height="14cm" svg:x="2cm" svg:y="13cm" presentation:class="notes" presentation:placeholder="true">
            <draw:text-box/>
          </draw:frame>
        </presentation:notes>
      </draw:page>
      <draw:page draw:name="page8" draw:style-name="dp1" draw:master-page-name="LushGreen" presentation:presentation-page-layout-name="AL1T19" xml:id="id8" draw:id="id8">
        <draw:frame presentation:style-name="pr7" draw:text-style-name="P2" draw:layer="layout" svg:width="25.2cm" svg:height="5.945cm" svg:x="1.524cm" svg:y="7.118cm" presentation:class="title" presentation:user-transformed="true">
          <draw:text-box>
            <text:p text:style-name="P1"><text:span text:style-name="T1">و آنقدر این را تکرار کنید تا در قلبتان بنشیند!</text:span></text:p>
          </draw:text-box>
        </draw:frame>
        <anim:par presentation:node-type="timing-root">
          <anim:par smil:begin="id8.begin">
            <anim:transitionFilter smil:dur="2s" smil:type="pinWheelWipe" smil:subtype="oneBlade"/>
          </anim:par>
        </anim:par>
        <presentation:notes draw:style-name="dp2">
          <draw:page-thumbnail draw:style-name="gr1" draw:layer="layout" svg:width="17cm" svg:height="9.56cm" svg:x="2cm" svg:y="2.5cm" draw:page-number="8" presentation:class="page"/>
          <draw:frame presentation:style-name="pr5" draw:layer="layout" svg:width="17cm" svg:height="14cm" svg:x="2cm" svg:y="13cm" presentation:class="notes" presentation:placeholder="true">
            <draw:text-box/>
          </draw:frame>
        </presentation:notes>
      </draw:page>
      <draw:page draw:name="page9" draw:style-name="dp1" draw:master-page-name="LushGreen" presentation:presentation-page-layout-name="AL2T1" xml:id="id9" draw:id="id9">
        <draw:frame presentation:style-name="pr6" draw:text-style-name="P3" draw:layer="layout" svg:width="25.2cm" svg:height="2.973cm" svg:x="1.4cm" svg:y="0.514cm" presentation:class="title" presentation:user-transformed="true">
          <draw:text-box>
            <text:p><text:span text:style-name="T1">چگونه هکر شویم؟</text:span></text:p>
          </draw:text-box>
        </draw:frame>
        <draw:frame presentation:style-name="pr4" draw:text-style-name="P5" draw:layer="layout" svg:width="25.2cm" svg:height="12.179cm" svg:x="1.4cm" svg:y="5.066cm" presentation:class="outline">
          <draw:text-box>
            <text:list text:style-name="L2">
              <text:list-item>
                <text:p text:style-name="P4"><text:span text:style-name="T1">یاد بگیرید چگونه برنامه بنویسید</text:span></text:p>
              </text:list-item>
              <text:list-item>
                <text:p text:style-name="P4"><text:span text:style-name="T1">به یک سیستم عامل اوپن سورس از خانواده یونیکس مهاجرت کنید و از ویندوز و </text:span><text:span text:style-name="T1">iBad</text:span><text:span text:style-name="T1"> ها دوری جویید</text:span></text:p>
              </text:list-item>
              <text:list-item>
                <text:p text:style-name="P4"><text:span text:style-name="T1">یاد بگیرید چگونه از وب استفاده کنید و </text:span><text:span text:style-name="T1">HTML</text:span><text:span text:style-name="T1"> بنویسید</text:span></text:p>
              </text:list-item>
              <text:list-item>
                <text:p text:style-name="P4"><text:span text:style-name="T1">اگر زبان انگلیسی بلد نیستید، آن را بیاموزید!</text:span></text:p>
              </text:list-item>
            </text:list>
          </draw:text-box>
        </draw:frame>
        <anim:par presentation:node-type="timing-root">
          <anim:par smil:begin="id9.begin">
            <anim:transitionFilter smil:dur="2s" smil:type="pinWheelWipe" smil:subtype="oneBlade"/>
          </anim:par>
        </anim:par>
        <presentation:notes draw:style-name="dp2">
          <draw:page-thumbnail draw:style-name="gr1" draw:layer="layout" svg:width="17cm" svg:height="9.56cm" svg:x="2cm" svg:y="2.5cm" draw:page-number="9" presentation:class="page"/>
          <draw:frame presentation:style-name="pr5" draw:layer="layout" svg:width="17cm" svg:height="14cm" svg:x="2cm" svg:y="13cm" presentation:class="notes" presentation:placeholder="true">
            <draw:text-box/>
          </draw:frame>
        </presentation:notes>
      </draw:page>
      <draw:page draw:name="page10" draw:style-name="dp1" draw:master-page-name="LushGreen" presentation:presentation-page-layout-name="AL2T1" xml:id="id10" draw:id="id10">
        <draw:frame presentation:style-name="pr6" draw:text-style-name="P3" draw:layer="layout" svg:width="25.2cm" svg:height="2.973cm" svg:x="1.4cm" svg:y="0.514cm" presentation:class="title" presentation:user-transformed="true">
          <draw:text-box>
            <text:p><text:span text:style-name="T1">هر هکری باید این زبان‌ها را بداند</text:span></text:p>
          </draw:text-box>
        </draw:frame>
        <draw:frame presentation:style-name="pr4" draw:layer="layout" svg:width="25.2cm" svg:height="12.179cm" svg:x="1.4cm" svg:y="5.066cm" presentation:class="outline">
          <draw:text-box>
            <text:list text:style-name="L2">
              <text:list-item>
                <text:p>C/C++</text:p>
              </text:list-item>
              <text:list-item>
                <text:p>Python</text:p>
              </text:list-item>
              <text:list-item>
                <text:p>Java</text:p>
              </text:list-item>
              <text:list-item>
                <text:p>Haskell</text:p>
              </text:list-item>
              <text:list-item>
                <text:p>Perl</text:p>
              </text:list-item>
              <text:list-item>
                <text:p>Lisp</text:p>
              </text:list-item>
            </text:list>
          </draw:text-box>
        </draw:frame>
        <anim:par presentation:node-type="timing-root">
          <anim:par smil:begin="id10.begin">
            <anim:transitionFilter smil:dur="2s" smil:type="pinWheelWipe" smil:subtype="oneBlade"/>
          </anim:par>
        </anim:par>
        <presentation:notes draw:style-name="dp2">
          <draw:page-thumbnail draw:style-name="gr1" draw:layer="layout" svg:width="17cm" svg:height="9.56cm" svg:x="2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LushGreen" presentation:presentation-page-layout-name="AL1T19" xml:id="id11" draw:id="id11">
        <draw:frame presentation:style-name="pr1" draw:text-style-name="P2" draw:layer="layout" svg:width="25.2cm" svg:height="8.917cm" svg:x="1.216cm" svg:y="5.632cm" presentation:class="title" presentation:user-transformed="true">
          <draw:text-box>
            <text:p text:style-name="P1"><text:span text:style-name="T1">بهتر است هکرها از فعالیت به زبان‌های </text:span><text:span text:style-name="T1">BASIC</text:span><text:span text:style-name="T1"><text:line-break/></text:span><text:span text:style-name="T1">دوری جویند</text:span></text:p>
          </draw:text-box>
        </draw:frame>
        <anim:par presentation:node-type="timing-root">
          <anim:par smil:begin="id11.begin">
            <anim:transitionFilter smil:dur="2s" smil:type="pinWheelWipe" smil:subtype="oneBlade"/>
          </anim:par>
        </anim:par>
        <presentation:notes draw:style-name="dp2">
          <draw:page-thumbnail draw:style-name="gr1" draw:layer="layout" svg:width="17cm" svg:height="9.56cm" svg:x="2cm" svg:y="2.5cm" draw:page-number="11" presentation:class="page"/>
          <draw:frame presentation:style-name="pr5" draw:layer="layout" svg:width="17cm" svg:height="14cm" svg:x="2cm" svg:y="13cm" presentation:class="notes" presentation:placeholder="true">
            <draw:text-box/>
          </draw:frame>
        </presentation:notes>
      </draw:page>
      <draw:page draw:name="page12" draw:style-name="dp1" draw:master-page-name="LushGreen" presentation:presentation-page-layout-name="AL2T1" xml:id="id12" draw:id="id12">
        <draw:frame presentation:style-name="pr6" draw:text-style-name="P3" draw:layer="layout" svg:width="25.2cm" svg:height="2.973cm" svg:x="1.4cm" svg:y="0.514cm" presentation:class="title" presentation:user-transformed="true">
          <draw:text-box>
            <text:p><text:span text:style-name="T1">فعالیت کنونی هکرها چیست؟</text:span></text:p>
          </draw:text-box>
        </draw:frame>
        <draw:frame presentation:style-name="pr4" draw:text-style-name="P5" draw:layer="layout" svg:width="25.2cm" svg:height="12.179cm" svg:x="1.4cm" svg:y="5.066cm" presentation:class="outline">
          <draw:text-box>
            <text:list text:style-name="L2">
              <text:list-item>
                <text:p text:style-name="P4"><text:span text:style-name="T1">نوشتن نرم‌افزار متن باز</text:span></text:p>
              </text:list-item>
              <text:list-item>
                <text:p text:style-name="P4"><text:span text:style-name="T1">کمک به تست و دیباگ کردن نرم افزارهای متن باز</text:span></text:p>
              </text:list-item>
              <text:list-item>
                <text:p text:style-name="P4"><text:span text:style-name="T1">انتشار محتوای مفید و آزاد</text:span></text:p>
              </text:list-item>
              <text:list-item>
                <text:p text:style-name="P4"><text:span text:style-name="T1">کمک به زنده نگه داشتن زیرساخت های جامعه</text:span></text:p>
              </text:list-item>
              <text:list-item>
                <text:p text:style-name="P4"><text:span text:style-name="T1">خدمت به فرهنگ هکری</text:span></text:p>
              </text:list-item>
            </text:list>
          </draw:text-box>
        </draw:frame>
        <anim:par presentation:node-type="timing-root">
          <anim:par smil:begin="id12.begin">
            <anim:transitionFilter smil:dur="2s" smil:type="pinWheelWipe" smil:subtype="oneBlade"/>
          </anim:par>
        </anim:par>
        <presentation:notes draw:style-name="dp2">
          <draw:page-thumbnail draw:style-name="gr1" draw:layer="layout" svg:width="17cm" svg:height="9.56cm" svg:x="2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LushGreen" presentation:presentation-page-layout-name="AL3T0" xml:id="id13" draw:id="id13">
        <draw:frame presentation:style-name="pr6" draw:text-style-name="P3" draw:layer="layout" svg:width="25.2cm" svg:height="2.973cm" svg:x="1.4cm" svg:y="0.514cm" presentation:class="title" presentation:user-transformed="true">
          <draw:text-box>
            <text:p text:style-name="P1"><text:span text:style-name="T1">برویم سراغ کار عملی!!</text:span></text:p>
          </draw:text-box>
        </draw:frame>
        <draw:frame presentation:style-name="pr8" draw:text-style-name="P2" draw:layer="layout" svg:width="25.2cm" svg:height="12.179cm" svg:x="1.4cm" svg:y="5.066cm" presentation:class="subtitle" presentation:user-transformed="true">
          <draw:text-box>
            <text:p text:style-name="P1"><text:span text:style-name="T1">تا اینجا، بسیار حرف زدیم و خواندیم و دانستیم، بهتر است کمی کار عملی نیز انجام دهیم، بويژه با زبان‌های پرل و هسکل و پایتون که میدانم ممکن است برای شما کمی غریبه باشند. این اسلاید روی وبلاگ شخصی من به آدرس </text:span><text:span text:style-name="T1">Haghiri75.com</text:span><text:span text:style-name="T1"> نیز قرار خواهد گرفت.</text:span></text:p>
          </draw:text-box>
        </draw:frame>
        <anim:par presentation:node-type="timing-root">
          <anim:par smil:begin="id13.begin">
            <anim:transitionFilter smil:dur="2s" smil:type="pinWheelWipe" smil:subtype="oneBlade"/>
          </anim:par>
        </anim:par>
        <presentation:notes draw:style-name="dp2">
          <draw:page-thumbnail draw:style-name="gr1" draw:layer="layout" svg:width="17cm" svg:height="9.56cm" svg:x="2cm" svg:y="2.5cm" draw:page-number="13"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Arabic Naskh" svg:font-family="'Droid Arabic Naskh'" style:font-pitch="variable"/>
    <style:font-face style:name="Liberation Sans1" svg:font-family="'Liberation Sans'" style:font-pitch="variable"/>
    <style:font-face style:name="Lohit Hindi1" svg:font-family="'Lohit Hind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5A96860B.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06T10:33:49.792241355</meta:creation-date>
    <dc:date>2014-12-03T18:38:05.019846794</dc:date>
    <meta:editing-duration>PT7M7S</meta:editing-duration>
    <meta:editing-cycles>6</meta:editing-cycles>
    <meta:generator>LibreOffice/4.3.3.2$Linux_X86_64 LibreOffice_project/430m0$Build-2</meta:generator>
    <meta:document-statistic meta:object-count="80"/>
  </office:meta>
</office:document-meta>
</file>